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SORCIO AGROVETERINARIO LAS VIOLETAS S.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RRAS ACOSTA, MOISES GUILLERM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5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4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1006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2:35:4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